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style:style style:name="ta4" style:family="table" style:master-page-name="PageStyle_5f_Entrie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</style:style>
    <style:style style:name="ce1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ff0000"/>
    </style:style>
    <style:style style:name="ce4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</style:style>
    <style:style style:name="ce17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ff0000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1022" table:default-cell-style-name="Default"/>
        <table:table-row table:style-name="ro1">
          <table:table-cell table:style-name="ce7" office:value-type="string" calcext:value-type="string">
            <text:p>Step</text:p>
          </table:table-cell>
          <table:table-cell table:style-name="ce7" office:value-type="string" calcext:value-type="string">
            <text:p>Link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Comment</text:p>
          </table:table-cell>
          <table:table-cell table:style-name="ce7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/SillyPacks.xlsx</text:p>
          </table:table-cell>
          <table:table-cell table:style-name="ce8" office:value-type="string" calcext:value-type="string">
            <text:p>DONE</text:p>
          </table:table-cell>
          <table:table-cell table:style-name="ce8" office:value-type="string" calcext:value-type="string">
            <text:p>SV2k24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files in "images" folder by "SillyPacks/images" templates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s for "Downloads" section below 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file site\SillyPack????.bat</text:p>
          </table:table-cell>
          <table:table-cell/>
          <table:table-cell table:style-name="ce8" office:value-type="string" calcext:value-type="string">
            <text:p>Rename the file site\SillyPack????.ba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Download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Default" office:value-type="string" calcext:value-type="string">
            <text:p><text:a xlink:href="https://sillyventure.eu/download/sv2k24se_1_of_2_no_wild.zip" xlink:type="simple">https://sillyventure.eu/download/sv2k24se_1_of_2_no_wild.zip</text:a>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<text:a xlink:href="https://sillyventure.eu/download/sv2k24se_2_of_2_wild.zip" xlink:type="simple">https://sillyventure.eu/download/sv2k24se_2_of_2_wild.zip</text:a>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ce17" office:value-type="string" calcext:value-type="string">
            <text:p><text:a xlink:href="http://ftp.pigwa.net/stuff/parties/prods/" xlink:type="simple">http://ftp.pigwa.net/stuff/parties/prods/</text:a></text:p>
          </table:table-cell>
          <table:table-cell table:style-name="ce8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ce17" office:value-type="string" calcext:value-type="string">
            <text:p><text:a xlink:href="https://files.scene.org/browse/parties/2024/sillyventure24/" xlink:type="simple">https://files.scene.org/browse/parties/2024/sillyventure24/</text:a>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composer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/menu/README.txt</text:p>
          </table:table-cell>
          <table:table-cell office:value-type="string" calcext:value-type="string">
            <text:p>..\menu\README.txt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.\Make-File-List.ba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shots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4">
        <office:forms form:automatic-focus="false" form:apply-design-mode="false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1" table:number-columns-repeated="1015" table:default-cell-style-name="ce37"/>
        <table:table-row table:style-name="ro1">
          <table:table-cell table:style-name="ce19" office:value-type="string" calcext:value-type="string">
            <text:p>PATH</text:p>
          </table:table-cell>
          <table:table-cell table:style-name="ce19" office:value-type="string" calcext:value-type="string">
            <text:p>LOAD</text:p>
          </table:table-cell>
          <table:table-cell table:style-name="ce19" office:value-type="string" calcext:value-type="string">
            <text:p>RESET</text:p>
          </table:table-cell>
          <table:table-cell table:style-name="ce19" office:value-type="string" calcext:value-type="string">
            <text:p>EXIT KEYS</text:p>
          </table:table-cell>
          <table:table-cell table:style-name="ce19" office:value-type="string" calcext:value-type="string">
            <text:p>Text</text:p>
          </table:table-cell>
          <table:table-cell table:style-name="ce19" office:value-type="string" calcext:value-type="string">
            <text:p>Sound</text:p>
          </table:table-cell>
          <table:table-cell table:style-name="ce19" office:value-type="string" calcext:value-type="string">
            <text:p>Type</text:p>
          </table:table-cell>
          <table:table-cell table:style-name="ce15" office:value-type="string" calcext:value-type="string">
            <text:p>TODO</text:p>
          </table:table-cell>
          <table:table-cell table:style-name="ce15" office:value-type="string" calcext:value-type="string">
            <text:p>Memory</text:p>
          </table:table-cell>
          <table:table-cell table:style-name="ce15" office:value-type="string" calcext:value-type="string">
            <text:p>Comment</text:p>
          </table:table-cell>
          <table:table-cell table:style-name="ce15" table:number-columns-repeated="1014"/>
        </table:table-row>
        <table:table-row table:style-name="ro1">
          <table:table-cell table:style-name="ce9" office:value-type="string" calcext:value-type="string">
            <text:p>BONUS:README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WARM (OK)</text:p>
          </table:table-cell>
          <table:table-cell table:style-name="ce40" office:value-type="string" calcext:value-type="string">
            <text:p>ESC, LEFT</text:p>
          </table:table-cell>
          <table:table-cell table:style-name="ce12" office:value-type="string" calcext:value-type="string">
            <text:p>OK</text:p>
          </table:table-cell>
          <table:table-cell table:style-name="ce40" office:value-type="string" calcext:value-type="string">
            <text:p>Mono, 2nd POKEY supported</text:p>
          </table:table-cell>
          <table:table-cell table:style-name="ce16" table:formula="of:=MID([.A2];1;FIND(&quot;:&quot;;[.A2];4)-1)" office:value-type="string" office:string-value="BONUS" calcext:value-type="string">
            <text:p>BONUS</text:p>
          </table:table-cell>
          <table:table-cell table:style-name="ce20" office:value-type="string" calcext:value-type="string">
            <text:p>NO</text:p>
          </table:table-cell>
          <table:table-cell table:style-name="ce42" table:number-columns-repeated="2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9" office:value-type="string" calcext:value-type="string">
            <text:p>BONUS:AWM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LD (OK)</text:p>
          </table:table-cell>
          <table:table-cell table:style-name="ce20" office:value-type="string" calcext:value-type="string">
            <text:p>RESET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Mono</text:p>
          </table:table-cell>
          <table:table-cell table:style-name="ce16" table:formula="of:=MID([.A3];1;FIND(&quot;:&quot;;[.A3];4)-1)" office:value-type="string" office:string-value="BONUS" calcext:value-type="string">
            <text:p>BONUS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2">
          <table:table-cell table:style-name="ce9" office:value-type="string" calcext:value-type="string">
            <text:p>ATASCII:CAMEWOOD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WARM (OK)</text:p>
          </table:table-cell>
          <table:table-cell table:style-name="ce20" office:value-type="string" calcext:value-type="string">
            <text:p>ANY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n/a</text:p>
          </table:table-cell>
          <table:table-cell table:style-name="ce16" table:formula="of:=MID([.A4];1;FIND(&quot;:&quot;;[.A4];4)-1)" office:value-type="string" office:string-value="ATASCII" calcext:value-type="string">
            <text:p>ATASCII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 office:value-type="string" calcext:value-type="string">
            <text:p><text:a xlink:href="https://forums.atariage.com/messenger/478872/?latest=1" xlink:type="simple">https://forums.atariage.com/messenger/478872/?latest=1</text:a> <text:a xlink:href="https://forums.atariage.com/topic/328790-release-raster-music-tracker-v13400/page/18/" xlink:type="simple">https://forums.atariage.com/topic/328790-release-raster-music-tracker-v13400/page/18/</text:a>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ATASCII:HOTWINDS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WARM (OK)</text:p>
          </table:table-cell>
          <table:table-cell table:style-name="ce20" office:value-type="string" calcext:value-type="string">
            <text:p>ANY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n/a</text:p>
          </table:table-cell>
          <table:table-cell table:style-name="ce16" table:formula="of:=MID([.A5];1;FIND(&quot;:&quot;;[.A5];4)-1)" office:value-type="string" office:string-value="ATASCII" calcext:value-type="string">
            <text:p>ATASCII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9" office:value-type="string" calcext:value-type="string">
            <text:p>ATASCII:SKALIEN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WARM (OK)</text:p>
          </table:table-cell>
          <table:table-cell table:style-name="ce20" office:value-type="string" calcext:value-type="string">
            <text:p>ANY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n/a</text:p>
          </table:table-cell>
          <table:table-cell table:style-name="ce16" table:formula="of:=MID([.A6];1;FIND(&quot;:&quot;;[.A6];4)-1)" office:value-type="string" office:string-value="ATASCII" calcext:value-type="string">
            <text:p>ATASCII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GFX:NEZUMI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WARM (OK)</text:p>
          </table:table-cell>
          <table:table-cell table:style-name="ce20" office:value-type="string" calcext:value-type="string">
            <text:p>ANY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n/a</text:p>
          </table:table-cell>
          <table:table-cell table:style-name="ce16" table:formula="of:=MID([.A7];1;FIND(&quot;:&quot;;[.A7];4)-1)" office:value-type="string" office:string-value="GFX" calcext:value-type="string">
            <text:p>GFX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GFX:AINTFLY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WARM (OK)</text:p>
          </table:table-cell>
          <table:table-cell table:style-name="ce20" office:value-type="string" calcext:value-type="string">
            <text:p>ANY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n/a</text:p>
          </table:table-cell>
          <table:table-cell table:style-name="ce16" table:formula="of:=MID([.A8];1;FIND(&quot;:&quot;;[.A8];4)-1)" office:value-type="string" office:string-value="GFX" calcext:value-type="string">
            <text:p>GFX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MSX:LIGHTSUM</text:p>
          </table:table-cell>
          <table:table-cell table:style-name="ce12" office:value-type="string" calcext:value-type="string">
            <text:p>OK (FIXED)</text:p>
          </table:table-cell>
          <table:table-cell table:style-name="ce12" office:value-type="string" calcext:value-type="string">
            <text:p>WARM (OK)</text:p>
          </table:table-cell>
          <table:table-cell table:style-name="ce40" office:value-type="string" calcext:value-type="string">
            <text:p>ESC, LEFT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Mono</text:p>
          </table:table-cell>
          <table:table-cell table:style-name="ce16" table:formula="of:=MID([.A9];1;FIND(&quot;:&quot;;[.A9];4)-1)" office:value-type="string" office:string-value="MSX" calcext:value-type="string">
            <text:p>MSX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MSX:SLOWREW</text:p>
          </table:table-cell>
          <table:table-cell table:style-name="ce12" office:value-type="string" calcext:value-type="string">
            <text:p>OK (FIXED)</text:p>
          </table:table-cell>
          <table:table-cell table:style-name="ce12" office:value-type="string" calcext:value-type="string">
            <text:p>WARM (OK)</text:p>
          </table:table-cell>
          <table:table-cell table:style-name="ce40" office:value-type="string" calcext:value-type="string">
            <text:p>ESC, LEFT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Mono</text:p>
          </table:table-cell>
          <table:table-cell table:style-name="ce16" table:formula="of:=MID([.A10];1;FIND(&quot;:&quot;;[.A10];4)-1)" office:value-type="string" office:string-value="MSX" calcext:value-type="string">
            <text:p>MSX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4" table:number-columns-repeated="3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GAME256:FLAPSHIP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WARM (OK)</text:p>
          </table:table-cell>
          <table:table-cell table:style-name="ce12" office:value-type="string" calcext:value-type="string">
            <text:p>RESET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n/a</text:p>
          </table:table-cell>
          <table:table-cell table:style-name="ce16" table:formula="of:=MID([.A11];1;FIND(&quot;:&quot;;[.A11];4)-1)" office:value-type="string" office:string-value="GAME256" calcext:value-type="string">
            <text:p>GAME256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GAME256:AK256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WARM (OK)</text:p>
          </table:table-cell>
          <table:table-cell table:style-name="ce12" office:value-type="string" calcext:value-type="string">
            <text:p>RESET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Mono</text:p>
          </table:table-cell>
          <table:table-cell table:style-name="ce16" table:formula="of:=MID([.A12];1;FIND(&quot;:&quot;;[.A12];4)-1)" office:value-type="string" office:string-value="GAME256" calcext:value-type="string">
            <text:p>GAME256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GAME:FIRETOB2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LD (OK)</text:p>
          </table:table-cell>
          <table:table-cell table:style-name="ce12" office:value-type="string" calcext:value-type="string">
            <text:p>RESET</text:p>
          </table:table-cell>
          <table:table-cell table:style-name="ce20" office:value-type="string" calcext:value-type="string">
            <text:p>OK</text:p>
          </table:table-cell>
          <table:table-cell table:style-name="ce40" office:value-type="string" calcext:value-type="string">
            <text:p>Mono, 2nd POKEY supported</text:p>
          </table:table-cell>
          <table:table-cell table:style-name="ce16" table:formula="of:=MID([.A13];1;FIND(&quot;:&quot;;[.A13];4)-1)" office:value-type="string" office:string-value="GAME" calcext:value-type="string">
            <text:p>GAME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GAME:MAFIA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LD (OK)</text:p>
          </table:table-cell>
          <table:table-cell table:style-name="ce12" office:value-type="string" calcext:value-type="string">
            <text:p>RESET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Mono</text:p>
          </table:table-cell>
          <table:table-cell table:style-name="ce16" table:formula="of:=MID([.A14];1;FIND(&quot;:&quot;;[.A14];4)-1)" office:value-type="string" office:string-value="GAME" calcext:value-type="string">
            <text:p>GAME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GAME:TDC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WARM (OK)</text:p>
          </table:table-cell>
          <table:table-cell table:style-name="ce12" office:value-type="string" calcext:value-type="string">
            <text:p>RESET</text:p>
          </table:table-cell>
          <table:table-cell table:style-name="ce20" office:value-type="string" calcext:value-type="string">
            <text:p>OK</text:p>
          </table:table-cell>
          <table:table-cell table:style-name="ce40" office:value-type="string" calcext:value-type="string">
            <text:p>Mono, 2nd POKEY supported</text:p>
          </table:table-cell>
          <table:table-cell table:style-name="ce16" table:formula="of:=MID([.A15];1;FIND(&quot;:&quot;;[.A15];4)-1)" office:value-type="string" office:string-value="GAME" calcext:value-type="string">
            <text:p>GAME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 office:value-type="string" calcext:value-type="string">
            <text:p>Flaw in right to left, scroll border</text:p>
          </table:table-cell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GAME:PIXEL</text:p>
          </table:table-cell>
          <table:table-cell table:style-name="ce12" office:value-type="string" calcext:value-type="string">
            <text:p>OK (FIXED)</text:p>
          </table:table-cell>
          <table:table-cell table:style-name="ce12" office:value-type="string" calcext:value-type="string">
            <text:p>COLD (OK)</text:p>
          </table:table-cell>
          <table:table-cell table:style-name="ce12" office:value-type="string" calcext:value-type="string">
            <text:p>RESET</text:p>
          </table:table-cell>
          <table:table-cell table:style-name="ce20" office:value-type="string" calcext:value-type="string">
            <text:p>OK</text:p>
          </table:table-cell>
          <table:table-cell table:style-name="ce20" office:value-type="string" calcext:value-type="string">
            <text:p>Mono</text:p>
          </table:table-cell>
          <table:table-cell table:style-name="ce16" table:formula="of:=MID([.A16];1;FIND(&quot;:&quot;;[.A16];4)-1)" office:value-type="string" office:string-value="GAME" calcext:value-type="string">
            <text:p>GAME</text:p>
          </table:table-cell>
          <table:table-cell table:style-name="ce20" office:value-type="string" calcext:value-type="string">
            <text:p>NO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INTRO256:ROLLTYRE</text:p>
          </table:table-cell>
          <table:table-cell table:style-name="ce12" office:value-type="string" calcext:value-type="string">
            <text:p>OK</text:p>
          </table:table-cell>
          <table:table-cell table:style-name="ce38" table:number-columns-repeated="3"/>
          <table:table-cell table:style-name="ce20" office:value-type="string" calcext:value-type="string">
            <text:p>n/a</text:p>
          </table:table-cell>
          <table:table-cell table:style-name="ce16" table:formula="of:=MID([.A17];1;FIND(&quot;:&quot;;[.A17];4)-1)" office:value-type="string" office:string-value="INTRO256" calcext:value-type="string">
            <text:p>INTRO256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INTRO256:ATTRACTO</text:p>
          </table:table-cell>
          <table:table-cell table:style-name="ce12" office:value-type="string" calcext:value-type="string">
            <text:p>OK (FIXED)</text:p>
          </table:table-cell>
          <table:table-cell table:style-name="ce38" table:number-columns-repeated="3"/>
          <table:table-cell table:style-name="ce20" office:value-type="string" calcext:value-type="string">
            <text:p>n/a</text:p>
          </table:table-cell>
          <table:table-cell table:style-name="ce16" table:formula="of:=MID([.A18];1;FIND(&quot;:&quot;;[.A18];4)-1)" office:value-type="string" office:string-value="INTRO256" calcext:value-type="string">
            <text:p>INTRO256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INTRO256:KITT</text:p>
          </table:table-cell>
          <table:table-cell table:style-name="ce12" office:value-type="string" calcext:value-type="string">
            <text:p>OK (FIXED)</text:p>
          </table:table-cell>
          <table:table-cell table:style-name="ce38" table:number-columns-repeated="3"/>
          <table:table-cell table:style-name="ce20" office:value-type="string" calcext:value-type="string">
            <text:p>Mono</text:p>
          </table:table-cell>
          <table:table-cell table:style-name="ce16" table:formula="of:=MID([.A19];1;FIND(&quot;:&quot;;[.A19];4)-1)" office:value-type="string" office:string-value="INTRO256" calcext:value-type="string">
            <text:p>INTRO256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INTRO256:HALFT</text:p>
          </table:table-cell>
          <table:table-cell table:style-name="ce12" office:value-type="string" calcext:value-type="string">
            <text:p>OK</text:p>
          </table:table-cell>
          <table:table-cell table:style-name="ce38" table:number-columns-repeated="3"/>
          <table:table-cell table:style-name="ce20" office:value-type="string" calcext:value-type="string">
            <text:p>n/a</text:p>
          </table:table-cell>
          <table:table-cell table:style-name="ce16" table:formula="of:=MID([.A20];1;FIND(&quot;:&quot;;[.A20];4)-1)" office:value-type="string" office:string-value="INTRO256" calcext:value-type="string">
            <text:p>INTRO256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INTRO16K:SLCHAOTIC</text:p>
          </table:table-cell>
          <table:table-cell table:style-name="ce38" table:number-columns-repeated="5"/>
          <table:table-cell table:style-name="ce16" table:formula="of:=MID([.A21];1;FIND(&quot;:&quot;;[.A21];4)-1)" office:value-type="string" office:string-value="INTRO16K" calcext:value-type="string">
            <text:p>INTRO16K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INTRO16K:UNCUT</text:p>
          </table:table-cell>
          <table:table-cell table:style-name="ce38" table:number-columns-repeated="5"/>
          <table:table-cell table:style-name="ce16" table:formula="of:=MID([.A22];1;FIND(&quot;:&quot;;[.A22];4)-1)" office:value-type="string" office:string-value="INTRO16K" calcext:value-type="string">
            <text:p>INTRO16K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INTRO16K:OPENLET</text:p>
          </table:table-cell>
          <table:table-cell table:style-name="ce38" table:number-columns-repeated="5"/>
          <table:table-cell table:style-name="ce16" table:formula="of:=MID([.A23];1;FIND(&quot;:&quot;;[.A23];4)-1)" office:value-type="string" office:string-value="INTRO16K" calcext:value-type="string">
            <text:p>INTRO16K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INTRO16K:ENJOYTCO</text:p>
          </table:table-cell>
          <table:table-cell table:style-name="ce38" table:number-columns-repeated="5"/>
          <table:table-cell table:style-name="ce16" table:formula="of:=MID([.A24];1;FIND(&quot;:&quot;;[.A24];4)-1)" office:value-type="string" office:string-value="INTRO16K" calcext:value-type="string">
            <text:p>INTRO16K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DEMO:ALEXMURP</text:p>
          </table:table-cell>
          <table:table-cell table:style-name="ce38" table:number-columns-repeated="5"/>
          <table:table-cell table:style-name="ce16" table:formula="of:=MID([.A25];1;FIND(&quot;:&quot;;[.A25];4)-1)" office:value-type="string" office:string-value="DEMO" calcext:value-type="string">
            <text:p>DEMO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43"/>
          <table:table-cell table:style-name="ce44" table:number-columns-repeated="2"/>
          <table:table-cell table:style-name="ce15" table:number-columns-repeated="1012"/>
        </table:table-row>
        <table:table-row table:style-name="ro1">
          <table:table-cell table:style-name="ce6" office:value-type="string" calcext:value-type="string">
            <text:p>WILD:CAPTAINF</text:p>
          </table:table-cell>
          <table:table-cell table:style-name="ce38" table:number-columns-repeated="5"/>
          <table:table-cell table:style-name="ce16" table:formula="of:=MID([.A26];1;FIND(&quot;:&quot;;[.A26];4)-1)" office:value-type="string" office:string-value="WILD" calcext:value-type="string">
            <text:p>WILD</text:p>
          </table:table-cell>
          <table:table-cell table:style-name="ce38" office:value-type="string" calcext:value-type="string">
            <text:p>YES</text:p>
          </table:table-cell>
          <table:table-cell table:style-name="ce42" table:number-columns-repeated="2"/>
          <table:table-cell table:number-columns-repeated="1014"/>
        </table:table-row>
        <table:table-row table:style-name="ro1">
          <table:table-cell table:style-name="ce36" table:number-columns-repeated="2"/>
          <table:table-cell table:number-columns-repeated="1022"/>
        </table:table-row>
        <table:table-row table:style-name="ro1">
          <table:table-cell table:style-name="ce7" office:value-type="string" calcext:value-type="string">
            <text:p>Steps Required</text:p>
          </table:table-cell>
          <table:table-cell table:style-name="ce36" table:formula="of:=ROWS(STEPS)*COLUMNS(STEPS)"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teps Not done</text:p>
          </table:table-cell>
          <table:table-cell table:style-name="ce36" table:formula="of:=COUNTIF(STEPS;&quot;&quot;)+COUNTIF(STEPS;&quot;TODO&quot;)" office:value-type="float" office:value="42" calcext:value-type="float">
            <text:p>42</text:p>
          </table:table-cell>
          <table:table-cell table:style-name="ce8"/>
          <table:table-cell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7" office:value-type="string" calcext:value-type="string">
            <text:p>Steps Not OK</text:p>
          </table:table-cell>
          <table:table-cell table:style-name="ce3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teps Done</text:p>
          </table:table-cell>
          <table:table-cell table:style-name="ce39" table:formula="of:=1-[.B29]/[.B28]" office:value-type="percentage" office:value="0.664" calcext:value-type="percentage">
            <text:p>66%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ntries Available</text:p>
          </table:table-cell>
          <table:table-cell table:style-name="ce36" table:formula="of:=ROWS(STEPS)" office:value-type="float" office:value="25" calcext:value-type="float">
            <text:p>25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Entries DONE</text:p>
          </table:table-cell>
          <table:table-cell table:style-name="ce36" table:formula="of:=COUNTIF([.H1:.H26];&quot;NO&quot;)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ntries TODO</text:p>
          </table:table-cell>
          <table:table-cell table:style-name="ce36" table:formula="of:=COUNTIF([.H2:.H27];&quot;YES&quot;)" office:value-type="float" office:value="10" calcext:value-type="float">
            <text:p>10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 office:value-type="string" calcext:value-type="string">
            <text:p>Entries Done</text:p>
          </table:table-cell>
          <table:table-cell table:style-name="ce39" table:formula="of:=1-[.B34]/[.B32]" office:value-type="percentage" office:value="0.6" calcext:value-type="percentage">
            <text:p>60%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26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Bonuses</text:p>
          </table:table-cell>
          <table:table-cell table:style-name="ce8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Songs</text:p>
          </table:table-cell>
          <table:table-cell table:style-name="ce8" table:formula="of:=COUNTIF([$Entries.G$1:$Entries.G$1048576];&quot;MSX&quot;)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Graphics</text:p>
          </table:table-cell>
          <table:table-cell table:style-name="ce8" table:formula="of:=COUNTIF([$Entries.G$1:$Entries.G$1048576];&quot;GFX&quot;)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Intros</text:p>
          </table:table-cell>
          <table:table-cell table:style-name="ce8" table:formula="of:=COUNTIF([$Entries.G$1:$Entries.G$1048576];&quot;INTRO256&quot;)+COUNTIF([$Entries.G$1:$Entries.G$1048576];&quot;INTRO16K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Demos</text:p>
          </table:table-cell>
          <table:table-cell table:style-name="ce8" table:formula="of:=COUNTIF([$Entries.G$1:$Entries.G$1048576];&quot;DEMO&quot;)+COUNTIF([$Entries.G$1:$Entries.G$1048576];&quot;DEMOVBXE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Games</text:p>
          </table:table-cell>
          <table:table-cell table:style-name="ce8" table:formula="of:=COUNTIF([$Entries.G$1:$Entries.G$1048576];&quot;GAME&quot;)+COUNTIF([$Entries.G$1:$Entries.G$1048576];&quot;GAME256&quot;)" office:value-type="float" office:value="6" calcext:value-type="float">
            <text:p>6</text:p>
          </table:table-cell>
          <table:table-cell/>
          <table:table-cell table:style-name="ce35"/>
          <table:table-cell table:number-columns-repeated="60"/>
        </table:table-row>
        <table:table-row table:style-name="ro1">
          <table:table-cell table:style-name="ce8" office:value-type="string" calcext:value-type="string">
            <text:p>Wilds</text:p>
          </table:table-cell>
          <table:table-cell table:style-name="ce8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8" table:formula="of:=SUM([.B2:.B8])" office:value-type="float" office:value="21" calcext:value-type="float">
            <text:p>21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26"/>
      </table:named-expressions>
      <table:database-ranges>
        <table:database-range table:name="__Anonymous_Sheet_DB__1" table:target-range-address="Entries.A1:Entries.G26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01:57:56.1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10-15T01:58:32.211000000</dc:date>
    <meta:editing-cycles>789</meta:editing-cycles>
    <meta:editing-duration>P12DT7H26M48S</meta:editing-duration>
    <meta:generator>LibreOffice/7.1.5.2$Windows_x86 LibreOffice_project/85f04e9f809797b8199d13c421bd8a2b025d52b5</meta:generator>
    <meta:document-statistic meta:table-count="3" meta:cell-count="286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' Do nothing in the template.
	if InStr(oDoc.getURL(), "SillyMenu-Steps.ods") = 0 then
	  exit sub
	endif
	 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